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undina Sans" fo:font-size="10.5pt" officeooo:rsid="00196e0d" officeooo:paragraph-rsid="00196e0d" style:font-size-asian="10.5pt" style:font-size-complex="10.5pt"/>
    </style:style>
    <style:style style:name="P2" style:family="paragraph" style:parent-style-name="Standard" style:list-style-name="L10">
      <style:text-properties style:font-name="Arundina Sans" fo:font-size="10.5pt" officeooo:rsid="00196e0d" officeooo:paragraph-rsid="001db02f" style:font-size-asian="10.5pt" style:font-size-complex="10.5pt"/>
    </style:style>
    <style:style style:name="P3" style:family="paragraph" style:parent-style-name="Standard" style:list-style-name="L10">
      <style:text-properties style:font-name="Arundina Sans" fo:font-size="10.5pt" officeooo:rsid="001a2814" officeooo:paragraph-rsid="001db02f" style:font-size-asian="10.5pt" style:font-size-complex="10.5pt"/>
    </style:style>
    <style:style style:name="P4" style:family="paragraph" style:parent-style-name="Standard" style:list-style-name="L7">
      <style:text-properties style:font-name="Arundina Sans" fo:font-size="10.5pt" officeooo:rsid="001c7281" officeooo:paragraph-rsid="001c7281" style:font-size-asian="10.5pt" style:font-size-complex="10.5pt"/>
    </style:style>
    <style:style style:name="P5" style:family="paragraph" style:parent-style-name="Standard" style:list-style-name="L8">
      <style:text-properties style:font-name="Arundina Sans" fo:font-size="10.5pt" officeooo:rsid="001c7281" officeooo:paragraph-rsid="001c7281" style:font-size-asian="10.5pt" style:font-size-complex="10.5pt"/>
    </style:style>
    <style:style style:name="P6" style:family="paragraph" style:parent-style-name="Standard" style:list-style-name="L9">
      <style:text-properties style:font-name="Arundina Sans" fo:font-size="10.5pt" officeooo:rsid="001c7281" officeooo:paragraph-rsid="001c7281" style:font-size-asian="10.5pt" style:font-size-complex="10.5pt"/>
    </style:style>
    <style:style style:name="P7" style:family="paragraph" style:parent-style-name="Standard" style:list-style-name="L6">
      <style:text-properties style:font-name="Arundina Sans" fo:font-size="10.5pt" fo:font-weight="bold" officeooo:rsid="001c7281" officeooo:paragraph-rsid="001c728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55269" loext:opacity="100%" style:font-name="Arundina Sans" fo:font-size="12pt" fo:font-weight="bold" officeooo:rsid="001a2814" officeooo:paragraph-rsid="001a281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55269" loext:opacity="100%" style:font-name="Arundina Sans" fo:font-size="10.5pt" fo:font-weight="bold" officeooo:rsid="00196e0d" officeooo:paragraph-rsid="001a2814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55269" loext:opacity="100%" style:font-name="Arundina Sans" fo:font-size="10.5pt" fo:font-weight="bold" officeooo:rsid="001a2814" officeooo:paragraph-rsid="001a2814" style:font-size-asian="10.5pt" style:font-weight-asian="bold" style:font-size-complex="10.5pt" style:font-weight-complex="bold"/>
    </style:style>
    <style:style style:name="P11" style:family="paragraph" style:parent-style-name="Standard" style:list-style-name="L11">
      <style:text-properties officeooo:paragraph-rsid="001e97b0"/>
    </style:style>
    <style:style style:name="P12" style:family="paragraph" style:parent-style-name="Standard" style:list-style-name="L12">
      <style:text-properties officeooo:paragraph-rsid="001db02f"/>
    </style:style>
    <style:style style:name="P13" style:family="paragraph" style:parent-style-name="Standard" style:list-style-name="L13">
      <style:text-properties officeooo:paragraph-rsid="001db02f"/>
    </style:style>
    <style:style style:name="P14" style:family="paragraph" style:parent-style-name="Standard" style:list-style-name="L13">
      <style:text-properties officeooo:paragraph-rsid="001fb423"/>
    </style:style>
    <style:style style:name="P15" style:family="paragraph" style:parent-style-name="Standard">
      <style:text-properties officeooo:paragraph-rsid="001fb423"/>
    </style:style>
    <style:style style:name="P16" style:family="paragraph" style:parent-style-name="Standard" style:list-style-name="L16">
      <style:text-properties officeooo:paragraph-rsid="001fb423"/>
    </style:style>
    <style:style style:name="P17" style:family="paragraph" style:parent-style-name="Standard" style:list-style-name="L17">
      <style:text-properties officeooo:paragraph-rsid="001fb423"/>
    </style:style>
    <style:style style:name="P18" style:family="paragraph" style:parent-style-name="Standard" style:list-style-name="L6">
      <style:text-properties fo:font-weight="bold" officeooo:paragraph-rsid="001c7281" style:font-weight-asian="bold" style:font-weight-complex="bold"/>
    </style:style>
    <style:style style:name="T1" style:family="text">
      <style:text-properties officeooo:rsid="001a2814"/>
    </style:style>
    <style:style style:name="T2" style:family="text">
      <style:text-properties officeooo:rsid="001ab9b9"/>
    </style:style>
    <style:style style:name="T3" style:family="text">
      <style:text-properties officeooo:rsid="001c7281"/>
    </style:style>
    <style:style style:name="T4" style:family="text">
      <style:text-properties style:font-name="Arundina Sans" fo:font-size="10.5pt" officeooo:rsid="001c7281" style:font-size-asian="10.5pt" style:font-size-complex="10.5pt"/>
    </style:style>
    <style:style style:name="T5" style:family="text">
      <style:text-properties style:font-name="Arundina Sans" fo:font-size="10.5pt" officeooo:rsid="00196e0d" style:font-size-asian="10.5pt" style:font-size-complex="10.5pt"/>
    </style:style>
    <style:style style:name="T6" style:family="text">
      <style:text-properties style:font-name="Arundina Sans" fo:font-size="10.5pt" officeooo:rsid="001a2814" style:font-size-asian="10.5pt" style:font-size-complex="10.5pt"/>
    </style:style>
    <style:style style:name="T7" style:family="text">
      <style:text-properties style:font-name="Arundina Sans" fo:font-size="10.5pt" officeooo:rsid="001db02f" style:font-size-asian="10.5pt" style:font-size-complex="10.5pt"/>
    </style:style>
    <style:style style:name="T8" style:family="text">
      <style:text-properties style:font-name="Arundina Sans" fo:font-size="10.5pt" officeooo:rsid="001fb423" style:font-size-asian="10.5pt" style:font-size-complex="10.5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olang</text:p>
      <text:p text:style-name="P9"><text:span text:style-name="T1">GO </text:span>frameworks</text:p>
      <text:list xml:id="list1238356155" text:style-name="L10">
        <text:list-item>
          <text:p text:style-name="P2">echo </text:p>
        </text:list-item>
      </text:list>
      <text:list xml:id="list3254005187" text:style-name="L11">
        <text:list-item>
          <text:list>
            <text:list-item>
              <text:p text:style-name="P11"><text:span text:style-name="T5">framework</text:span></text:p>
            </text:list-item>
            <text:list-item>
              <text:p text:style-name="P11"><text:span text:style-name="T6">router </text:span></text:p>
            </text:list-item>
            <text:list-item>
              <text:p text:style-name="P11"><text:span text:style-name="T6"/></text:p>
            </text:list-item>
          </text:list>
        </text:list-item>
      </text:list>
      <text:list xml:id="list170613450758400" text:continue-list="list1238356155" text:style-name="L10">
        <text:list-item>
          <text:p text:style-name="P2">chi </text:p>
        </text:list-item>
      </text:list>
      <text:list xml:id="list333348080" text:style-name="L12">
        <text:list-item>
          <text:list>
            <text:list-item>
              <text:p text:style-name="P12"><text:span text:style-name="T6">(</text:span><text:span text:style-name="T5">router + middleware</text:span><text:span text:style-name="T6">)</text:span><text:span text:style-name="T5"> </text:span><text:span text:style-name="T6">library</text:span></text:p>
            </text:list-item>
            <text:list-item>
              <text:p text:style-name="P12"><text:span text:style-name="T6"/></text:p>
            </text:list-item>
          </text:list>
        </text:list-item>
      </text:list>
      <text:list xml:id="list170612206925309" text:continue-list="list170613450758400" text:style-name="L10">
        <text:list-item>
          <text:p text:style-name="P3">gin </text:p>
        </text:list-item>
      </text:list>
      <text:list text:style-name="L13">
        <text:list-item>
          <text:list>
            <text:list-item>
              <text:p text:style-name="P13"><text:span text:style-name="T7">lightweight</text:span><text:span text:style-name="T6"> framework</text:span></text:p>
            </text:list-item>
            <text:list-item>
              <text:p text:style-name="P14"><text:span text:style-name="T6"/></text:p>
            </text:list-item>
          </text:list>
        </text:list-item>
      </text:list>
      <text:list text:style-name="L16">
        <text:list-item>
          <text:p text:style-name="P16"><text:span text:style-name="T8">mux</text:span></text:p>
        </text:list-item>
      </text:list>
      <text:list text:style-name="L17">
        <text:list-item>
          <text:list>
            <text:list-item>
              <text:p text:style-name="P17"><text:span text:style-name="T8"/></text:p>
            </text:list-item>
          </text:list>
        </text:list-item>
      </text:list>
      <text:p text:style-name="P15"/>
      <text:p text:style-name="P1"/>
      <text:p text:style-name="P10"><text:span text:style-name="T3">Different ways to </text:span>Database <text:span text:style-name="T3">Access</text:span></text:p>
      <text:list xml:id="list1051622774" text:style-name="L6">
        <text:list-item>
          <text:p text:style-name="P18"><text:span text:style-name="T4">Plain SQL</text:span></text:p>
        </text:list-item>
      </text:list>
      <text:list xml:id="list54964908" text:style-name="L8">
        <text:list-item>
          <text:list>
            <text:list-item>
              <text:p text:style-name="P5">jmoiron/sqlx</text:p>
            </text:list-item>
            <text:list-item>
              <text:p text:style-name="P5">database/sql + lib/pq</text:p>
            </text:list-item>
            <text:list-item>
              <text:p text:style-name="P5">jackc/pgx</text:p>
            </text:list-item>
            <text:list-item>
              <text:p text:style-name="P5"/>
            </text:list-item>
          </text:list>
        </text:list-item>
      </text:list>
      <text:list xml:id="list170613620144306" text:continue-list="list1051622774" text:style-name="L6">
        <text:list-item>
          <text:p text:style-name="P18"><text:span text:style-name="T4">ORM/ORM-like</text:span></text:p>
        </text:list-item>
      </text:list>
      <text:list xml:id="list2113342192" text:style-name="L7">
        <text:list-item>
          <text:list>
            <text:list-item>
              <text:p text:style-name="P4">go-gorm</text:p>
            </text:list-item>
            <text:list-item>
              <text:p text:style-name="P4">gobuffalo/pop</text:p>
            </text:list-item>
            <text:list-item>
              <text:p text:style-name="P4">volatiletech/sqlboiler</text:p>
            </text:list-item>
            <text:list-item>
              <text:p text:style-name="P4"/>
            </text:list-item>
          </text:list>
        </text:list-item>
      </text:list>
      <text:list xml:id="list170611934704225" text:continue-list="list170613620144306" text:style-name="L6">
        <text:list-item>
          <text:p text:style-name="P7">SQL Statement Builder / code generators</text:p>
        </text:list-item>
      </text:list>
      <text:list xml:id="list2808075921" text:style-name="L9">
        <text:list-item>
          <text:list>
            <text:list-item>
              <text:p text:style-name="P6">Masterminds/squirrel</text:p>
            </text:list-item>
            <text:list-item>
              <text:p text:style-name="P6">kyleconroy/sqlc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6:39:53.515466149</meta:creation-date>
    <dc:date>2023-05-13T17:05:36.020943385</dc:date>
    <meta:editing-duration>PT25M40S</meta:editing-duration>
    <meta:editing-cycles>8</meta:editing-cycles>
    <meta:generator>LibreOffice/7.4.6.2$Linux_X86_64 LibreOffice_project/40$Build-2</meta:generator>
    <meta:document-statistic meta:table-count="0" meta:image-count="0" meta:object-count="0" meta:page-count="1" meta:paragraph-count="29" meta:word-count="65" meta:character-count="346" meta:non-whitespace-character-count="325"/>
  </office:meta>
</office:document-meta>
</file>